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f0e" officeooo:paragraph-rsid="00098f0e"/>
    </style:style>
    <style:style style:name="P2" style:family="paragraph" style:parent-style-name="Standard" style:list-style-name="L1">
      <style:text-properties officeooo:paragraph-rsid="000bd000"/>
    </style:style>
    <style:style style:name="P3" style:family="paragraph" style:parent-style-name="Standard" style:list-style-name="L1">
      <style:text-properties officeooo:rsid="00098f0e" officeooo:paragraph-rsid="00098f0e"/>
    </style:style>
    <style:style style:name="P4" style:family="paragraph" style:parent-style-name="Standard" style:list-style-name="L1">
      <style:text-properties officeooo:rsid="000b008d" officeooo:paragraph-rsid="000b008d"/>
    </style:style>
    <style:style style:name="P5" style:family="paragraph" style:parent-style-name="Standard" style:list-style-name="L1">
      <style:text-properties officeooo:rsid="000bd000" officeooo:paragraph-rsid="000bd000"/>
    </style:style>
    <style:style style:name="P6" style:family="paragraph" style:parent-style-name="Standard" style:list-style-name="L1">
      <style:text-properties fo:font-style="normal" officeooo:rsid="000bd000" officeooo:paragraph-rsid="000bd00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d000" style:font-style-asian="normal" style:font-style-complex="normal"/>
    </style:style>
    <style:style style:name="T4" style:family="text">
      <style:text-properties fo:font-variant="normal" fo:text-transform="none" fo:color="#303030" loext:opacity="100%" style:font-name="Courier 10 Pitch" fo:letter-spacing="normal" fo:font-style="normal" fo:font-weight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Sistema de Archivo Linux.</text:p>
      <text:p text:style-name="P1"/>
      <text:list xml:id="list2936540813" text:style-name="L1">
        <text:list-item>
          <text:p text:style-name="P3">Situados en el directorio /var/www lista todos los archivos del directorio /etc. Mostrando toda su información y usando ruta relativa.</text:p>
        </text:list-item>
        <text:list-item>
          <text:p text:style-name="P3">Igual pero usando ruta absoluta.</text:p>
        </text:list-item>
        <text:list-item>
          <text:p text:style-name="P3">Igual que el 1 pero mostrar solo los que empiezan por a</text:p>
        </text:list-item>
        <text:list-item>
          <text:p text:style-name="P3">Igual que el 2 pero que empiecen por s y tengan solo cinco caracteres.</text:p>
        </text:list-item>
        <text:list-item>
          <text:p text:style-name="P3">Cambia al directorio /temp, con un solo comando usando ruta relativa.</text:p>
        </text:list-item>
        <text:list-item>
          <text:p text:style-name="P4">Comprueba que estas en ese directorio.</text:p>
        </text:list-item>
        <text:list-item>
          <text:p text:style-name="P4">Listar todos los los archivos del directorio /dev, que empiezan por t y acaban en 1. Usa ruta absoluta.</text:p>
        </text:list-item>
        <text:list-item>
          <text:p text:style-name="P4">Igual que 7 pero con ruta relativa.</text:p>
        </text:list-item>
        <text:list-item>
          <text:p text:style-name="P4">Crea un directorio llamado prueba dentro de tu carpeta personal.</text:p>
        </text:list-item>
        <text:list-item>
          <text:p text:style-name="P4">Crea los directorios dir1,dir2 y dir3 dentro de prueba. <text:s/>Dentro de dir1 crea dir11. Dentro de dir3 crea dir31 y dentro de este dir311 y dir312. Usa solo un comando mezcla rutas relativas y absolutas.</text:p>
        </text:list-item>
        <text:list-item>
          <text:p text:style-name="P4">Copia el fichero /etc/magic a el directorio prueba.</text:p>
        </text:list-item>
        <text:list-item>
          <text:p text:style-name="P4">Copia el fichero /<text:span text:style-name="T1">etc</text:span><text:span text:style-name="T2">/magic a el directorio prueba con el nombre magia.</text:span></text:p>
        </text:list-item>
        <text:list-item>
          <text:p text:style-name="P6">Cambia de nombre el fichero magic de prueba a magic2</text:p>
        </text:list-item>
        <text:list-item>
          <text:p text:style-name="P6">Copia al directorio dir311 todos los ficheros que están dentro de /bin que empiezan por n.</text:p>
        </text:list-item>
        <text:list-item>
          <text:p text:style-name="P2"><text:span text:style-name="T3">Muestra el contenido del fichero </text:span><text:bookmark text:name="terminal"/><text:span text:style-name="T4">/etc/default/grub</text:span></text:p>
        </text:list-item>
        <text:list-item>
          <text:p text:style-name="P6">Igual que 15 pero numera las líneas.</text:p>
        </text:list-item>
        <text:list-item>
          <text:p text:style-name="P6">Igual que 15 pero con more y less.</text:p>
        </text:list-item>
        <text:list-item>
          <text:p text:style-name="P5"><text:span text:style-name="T2">Muestra las 4 primeras líneas de </text:span><text:span text:style-name="T4">/etc/default/grub.</text:span></text:p>
        </text:list-item>
        <text:list-item>
          <text:p text:style-name="P6">Muestra las 5 últimas líneas de /etc/default/grub.</text:p>
        </text:list-item>
        <text:list-item>
          <text:p text:style-name="P6">Copia el fichero grub a dir2.</text:p>
        </text:list-item>
        <text:list-item>
          <text:p text:style-name="P6">Borra el fichero grub de dir2.</text:p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00:11:37.226564031</meta:creation-date>
    <dc:date>2020-10-29T00:36:56.266111592</dc:date>
    <meta:editing-duration>PT25M18S</meta:editing-duration>
    <meta:editing-cycles>3</meta:editing-cycles>
    <meta:generator>LibreOffice/7.2.2.2$Linux_X86_64 LibreOffice_project/20$Build-2</meta:generator>
    <meta:document-statistic meta:table-count="0" meta:image-count="0" meta:object-count="0" meta:page-count="1" meta:paragraph-count="22" meta:word-count="258" meta:character-count="1434" meta:non-whitespace-character-count="1218"/>
  </office:meta>
</office:document-meta>
</file>